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525100112" text:id="ct525100112">
          <text:insertion>
            <office:change-info>
              <dc:creator>Bob Jacobsen</dc:creator>
              <dc:date>2010-10-08T18:15:00</dc:date>
            </office:change-info>
          </text:insertion>
        </text:changed-region>
        <text:changed-region xml:id="ct521695424" text:id="ct521695424">
          <text:insertion>
            <office:change-info>
              <dc:creator>Bob Jacobsen</dc:creator>
              <dc:date>2010-10-08T18:20:00</dc:date>
            </office:change-info>
          </text:insertion>
        </text:changed-region>
        <text:changed-region xml:id="ct521695664" text:id="ct521695664">
          <text:deletion>
            <office:change-info>
              <dc:creator>Bob Jacobsen</dc:creator>
              <dc:date>2010-10-08T18:15:00</dc:date>
            </office:change-info>
            <text:p text:style-name="Standard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61877967" text:style-name="L1">
              <text:list-item>
                <text:p text:style-name="P1">Lorem ipsum dolor sit amet, consectetur adipiscing elit. </text:p>
              </text:list-item>
              <text:list-item>
                <text:p text:style-name="P1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xml:id="ct521695776" text:id="ct521695776">
          <text:insertion>
            <office:change-info>
              <dc:creator>Bob Jacobsen</dc:creator>
              <dc:date>2010-10-08T18:15:00</dc:date>
            </office:change-info>
          </text:insertion>
        </text:changed-region>
        <text:changed-region xml:id="ct537625040" text:id="ct537625040">
          <text:insertion>
            <office:change-info>
              <dc:creator>Bob Jacobsen</dc:creator>
              <dc:date>2012-03-04T05:26:00</dc:date>
            </office:change-info>
          </text:insertion>
        </text:changed-region>
        <text:changed-region xml:id="ct533562480" text:id="ct533562480">
          <text:insertion>
            <office:change-info>
              <dc:creator>Bob Jacobsen</dc:creator>
              <dc:date>2012-03-04T05:2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change-start text:change-id="ct525100112"/>Introduction (Informative)</text:h>
      <text:p text:style-name="Standard">This specification describes the protocol for transporting OpenLCB datagrams via CAN segments.</text:p>
      <text:h text:style-name="Heading_20_1" text:outline-level="1">References and Context (Informative)</text:h>
      <text:p text:style-name="Standard">This specification is in the context of the following OpenLCB-CAN Specifications:</text:p>
      <text:p text:style-name="Standard">The OpenLCB Message Network Specification, which specifies …</text:p>
      <text:p text:style-name="Standard">The OpenLCB Node Identifier Specification, which specifies …</text:p>
      <text:p text:style-name="Standard">The OpenLCB Event Identifier Specification, which specifies ...</text:p>
      <text:p text:style-name="Standard">“CAN” refers to the electrical and protocol specifications as defined in ISO 11898-1:2003 and ISO 11898-2:2003 and their successors.<text:change-end text:change-id="ct525100112"/><text:change-start text:change-id="ct521695424"/></text:p>
      <text:p text:style-name="Standard">For more information on format and presentation, see: </text:p>
      <text:list xml:id="list568565749" text:style-name="L2">
        <text:list-item>
          <text:p text:style-name="P12">OpenLCB Common Information Technical Note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text:change-end text:change-id="ct521695424"/><text:change text:change-id="ct521695664"/><text:change-start text:change-id="ct521695776"/>External certification of parts shall be accepted for conformance to these standards. Conformance with a later version of a standard shall be accepted as conformance with the referenced versions.<text:change-end text:change-id="ct521695776"/><text:change-start text:change-id="ct537625040"/></text:p>
      <text:p text:style-name="Standard"/>
      <text:p text:style-name="Standard">(See TN, which contains dev note content<text:change-end text:change-id="ct537625040"/><text:change-start text:change-id="ct533562480"/>, which needs to be move here)</text:p>
      <text:p text:style-name="Standard"/>
      <text:h text:style-name="Heading_20_2" text:outline-level="2">Error Codes</text:h>
      <text:p text:style-name="Standard">DATAGRAM_REJECTED <text:s text:c="23"/>0x000</text:p>
      <text:p text:style-name="Standard"><text:s/>DATAGRAM_REJECTED_PERMANENT_ERROR <text:s text:c="7"/>0x100</text:p>
      <text:p text:style-name="Standard"><text:s/>DATAGRAM_REJECTED_INFORMATION_LOGGED <text:s text:c="4"/>0x101</text:p>
      <text:p text:style-name="Standard"><text:s/>DATAGRAM_REJECTED_SOURCE_NOT_PERMITTED <text:s text:c="2"/>0x102</text:p>
      <text:p text:style-name="Standard"><text:s/>DATAGRAM_REJECTED_DATAGRAMS_NOT_ACCEPTED 0x104</text:p>
      <text:p text:style-name="Standard"><text:s/>DATAGRAM_REJECTED_BUFFER_FULL <text:s text:c="11"/>0x200</text:p>
      <text:p text:style-name="Standard"><text:s/>DATAGRAM_REJECTED_OUT_OF_ORDER <text:s text:c="10"/>0x600</text:p>
      <text:p text:style-name="Standard"><text:s/>DATAGRAM_REJECTED_NO_RESEND_MASK <text:s text:c="8"/>0x100</text:p>
      <text:p text:style-name="Standard">DATAGRAM_REJECTED_RESEND_MASK <text:s text:c="11"/>0x200</text:p>
      <text:p text:style-name="Standard">DATAGRAM_REJECTED_TRANSPORT_ERROR_MASK <text:s text:c="2"/>0x400<text:change-end text:change-id="ct53356248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Title<text:tab/>1</text:p>
          <text:p text:style-name="P10">Section Title<text:tab/>2</text:p>
          <text:p text:style-name="P10">Section Title<text:tab/>2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79890432" text:id="ct79890432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xml:id="ct525227072" text:id="ct525227072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79890432"/><text:change-start text:change-id="ct525227072"/>OpenLCB-CAN Datagram Transport Standard<text:change-end text:change-id="ct525227072"/></text:p>
      </style:header>
      <style:footer>
        <text:tracked-changes>
          <text:changed-region xml:id="ct79889776" text:id="ct79889776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text:span text:style-name="MT3"><text:tab/></text:span></text:p>
            </text:deletion>
          </text:changed-region>
          <text:changed-region xml:id="ct79886320" text:id="ct79886320">
            <text:insertion>
              <office:change-info>
                <dc:creator>Bob Jacobsen</dc:creator>
                <dc:date>2011-07-23T20:12:00</dc:date>
              </office:change-info>
            </text:insertion>
          </text:changed-region>
        </text:tracked-changes>
        <text:p text:style-name="MP4"><text:change text:change-id="ct79889776"/><text:change-start text:change-id="ct79886320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79886320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2-03-04T05:29:03">3/4/2012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521640176" text:id="ct521640176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xml:id="ct521638880" text:id="ct52163888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xml:id="ct521638976" text:id="ct521638976">
            <text:insertion>
              <office:change-info>
                <dc:creator>Bob Jacobsen</dc:creator>
                <dc:date>2010-10-08T18:19:00</dc:date>
              </office:change-info>
            </text:insertion>
          </text:changed-region>
          <text:changed-region xml:id="ct521637056" text:id="ct521637056">
            <text:deletion>
              <office:change-info>
                <dc:creator>Bob Jacobsen</dc:creator>
                <dc:date>2010-10-08T18:19:00</dc:date>
              </office:change-info>
              <text:p text:style-name="MP7">(title)</text:p>
            </text:deletion>
          </text:changed-region>
          <text:changed-region xml:id="ct521637200" text:id="ct521637200">
            <text:insertion>
              <office:change-info>
                <dc:creator>Bob Jacobsen</dc:creator>
                <dc:date>2010-10-08T18:19:00</dc:date>
              </office:change-info>
            </text:insertion>
          </text:changed-region>
          <text:changed-region xml:id="ct521637296" text:id="ct521637296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xml:id="ct521637664" text:id="ct521637664">
            <text:insertion>
              <office:change-info>
                <dc:creator>Bob Jacobsen</dc:creator>
                <dc:date>2010-10-14T08:43:00</dc:date>
              </office:change-info>
            </text:insertion>
          </text:changed-region>
          <text:changed-region xml:id="ct521637760" text:id="ct521637760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xml:id="ct521637888" text:id="ct521637888">
            <text:insertion>
              <office:change-info>
                <dc:creator>Bob Jacobsen</dc:creator>
                <dc:date>2010-10-10T12:15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521640176"/><text:change-start text:change-id="ct521638880"/>OpenLCB St<text:change-end text:change-id="ct521638880"/><text:change-start text:change-id="ct521638976"/>andard<text:change-end text:change-id="ct521638976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521637056"/><text:change-start text:change-id="ct521637200"/>OpenLCB-CAN Datagram Transport<text:change-end text:change-id="ct521637200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521637296"/><text:change-start text:change-id="ct521637664"/><text:date style:data-style-name="N75" text:date-value="2012-03-04T05:29:03">Mar 4, 2012</text:date><text:change-end text:change-id="ct521637664"/></text:p>
            </table:table-cell>
            <table:table-cell table:style-name="Table1.C1" office:value-type="string">
              <text:p text:style-name="MP7"><text:change text:change-id="ct521637760"/><text:change-start text:change-id="ct521637888"/>Preliminary<text:change-end text:change-id="ct521637888"/></text:p>
            </table:table-cell>
          </table:table-row>
        </table:table>
        <text:p text:style-name="Header"/>
      </style:header>
      <style:footer>
        <text:tracked-changes>
          <text:changed-region xml:id="ct521631808" text:id="ct521631808">
            <text:deletion>
              <office:change-info>
                <dc:creator>Bob Jacobsen</dc:creator>
                <dc:date>2011-07-23T20:12:00</dc:date>
              </office:change-info>
              <text:p text:style-name="MP8"><text:span text:style-name="MT5">and A. Shepherd</text:span></text:p>
            </text:deletion>
          </text:changed-region>
          <text:changed-region xml:id="ct521631712" text:id="ct521631712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  <text:changed-region xml:id="ct521632816" text:id="ct521632816">
            <text:deletion>
              <office:change-info>
                <dc:creator>Bob Jacobsen</dc:creator>
                <dc:date>2011-07-23T20:12:00</dc:date>
              </office:change-info>
              <text:p text:style-name="MP8"><text:span text:style-name="MT5">, by J. Day, D. Harris, B. Jacobsen, </text:span></text:p>
            </text:deletion>
          </text:changed-region>
          <text:changed-region xml:id="ct521632576" text:id="ct521632576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xml:id="ct521632208" text:id="ct521632208">
            <text:deletion>
              <office:change-info>
                <dc:creator>Bob Jacobsen</dc:creator>
                <dc:date>2011-07-23T20:12:00</dc:date>
              </office:change-info>
              <text:p text:style-name="MP8"><text:span text:style-name="MT5">Copyright 20</text:span></text:p>
            </text:deletion>
          </text:changed-region>
          <text:changed-region xml:id="ct521649136" text:id="ct521649136">
            <text:insertion>
              <office:change-info>
                <dc:creator>Bob Jacobsen</dc:creator>
                <dc:date>2011-07-23T20:12:00</dc:date>
              </office:change-info>
            </text:insertion>
          </text:changed-region>
        </text:tracked-changes>
        <text:p text:style-name="MP8"><text:change text:change-id="ct521631808"/><text:change text:change-id="ct521631712"/><text:change text:change-id="ct521632816"/><text:change text:change-id="ct521632576"/><text:change text:change-id="ct521632208"/><text:change-start text:change-id="ct521649136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521649136"/><text:span text:style-name="MT5">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2-03-04T05:29:03">3/4/2012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CAN Datagram Transport Standard</dc:title>
    <meta:initial-creator>Alex Shepherd</meta:initial-creator>
    <meta:creation-date>2009-01-22T07:11:27</meta:creation-date>
    <meta:editing-cycles>61</meta:editing-cycles>
    <meta:editing-duration>PT12H11M56S</meta:editing-duration>
    <meta:generator>OpenOffice.org/3.3$Unix OpenOffice.org_project/330m20$Build-9567</meta:generator>
    <dc:date>2012-03-04T05:29:03</dc:date>
    <dc:creator>Bob Jacobsen</dc:creator>
    <meta:keyword>OpenLCB-CAN Datagram Transport</meta:keyword>
    <meta:document-statistic meta:table-count="1" meta:image-count="1" meta:object-count="0" meta:page-count="2" meta:paragraph-count="53" meta:word-count="344" meta:character-count="2675"/>
    <meta:user-defined meta:name="Info 1"/>
    <meta:user-defined meta:name="Info 2"/>
    <meta:user-defined meta:name="Info 3"/>
    <meta:user-defined meta:name="Info 4"/>
  </office:meta>
</office:document-meta>
</file>